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style:paragraph-properties fo:text-align="end"/>
    </style:style>
    <style:style style:name="P8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9.001cm" svg:y="4.17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9.001cm" svg:y="6.888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0.589cm" svg:y1="5.699cm" svg:x2="10.589cm" svg:y2="6.888cm" draw:start-shape="id1" draw:start-glue-point="8" draw:end-shape="id2" draw:end-glue-point="4" svg:d="m10589 5699v1189" svg:viewBox="0 0 1 1190">
          <text:p/>
        </draw:connector>
        <draw:connector draw:style-name="gr3" draw:text-style-name="P1" draw:layer="layout" svg:x1="10.589cm" svg:y1="8.412cm" svg:x2="10.589cm" svg:y2="9.763cm" draw:start-shape="id2" draw:start-glue-point="8" draw:end-shape="id3" draw:end-glue-point="4" svg:d="m10589 8412v1351" svg:viewBox="0 0 1 1352">
          <text:p/>
        </draw:connector>
        <draw:custom-shape draw:style-name="gr1" draw:text-style-name="P2" xml:id="id3" draw:id="id3" draw:layer="layout" svg:width="3.175cm" svg:height="1.524cm" svg:x="9.001cm" svg:y="9.763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10.679cm" svg:y="8.443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6.588cm" svg:y="13.192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001cm" svg:y1="10.525cm" svg:x2="8.176cm" svg:y2="13.192cm" draw:start-shape="id3" draw:start-glue-point="6" draw:end-shape="id4" draw:end-glue-point="4" svg:d="m9001 10525c-550 0-825 889-825 2667" svg:viewBox="0 0 826 2668">
          <text:p/>
        </draw:connector>
        <draw:frame draw:style-name="gr5" draw:text-style-name="P5" draw:layer="layout" svg:width="4.21cm" svg:height="0.725cm" svg:x="4.891cm" svg:y="10.027cm">
          <draw:text-box>
            <text:p text:style-name="P4"><text:span text:style-name="T1">Approach Block = Clear</text:span></text:p>
          </draw:text-box>
        </draw:frame>
        <draw:custom-shape draw:style-name="gr1" draw:text-style-name="P2" xml:id="id6" draw:id="id6" draw:layer="layout" svg:width="3.175cm" svg:height="2.921cm" svg:x="13.7cm" svg:y="13.319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298cm" svg:y1="13.415cm" svg:x2="10.589cm" svg:y2="11.287cm" draw:start-shape="id4" draw:start-glue-point="11" draw:end-shape="id3" draw:end-glue-point="8" svg:d="m9298 13415c0-1762 1291-699 1291-2128" svg:viewBox="0 0 1292 2129">
          <text:p/>
        </draw:connector>
        <draw:frame draw:style-name="gr5" draw:text-style-name="P6" draw:layer="layout" svg:width="4.953cm" svg:height="0.725cm" svg:x="9.255cm" svg:y="12.494cm">
          <draw:text-box>
            <text:p text:style-name="P4"><text:span text:style-name="T1">Approach Block = Occupied</text:span></text:p>
          </draw:text-box>
        </draw:frame>
        <draw:frame draw:style-name="gr5" draw:text-style-name="P6" draw:layer="layout" svg:width="2.94cm" svg:height="0.725cm" svg:x="8.112cm" svg:y="15.769cm">
          <draw:text-box>
            <text:p text:style-name="P4"><text:span text:style-name="T1">Timeout</text:span></text:p>
          </draw:text-box>
        </draw:frame>
        <draw:connector draw:style-name="gr3" draw:text-style-name="P1" draw:layer="layout" draw:type="curve" svg:x1="8.176cm" svg:y1="14.716cm" svg:x2="10.652cm" svg:y2="18.526cm" draw:start-shape="id4" draw:start-glue-point="8" draw:end-shape="id5" draw:end-glue-point="6" svg:d="m8176 14716c0 2540 825 3810 2476 3810" svg:viewBox="0 0 2477 3811">
          <text:p/>
        </draw:connector>
        <draw:connector draw:style-name="gr3" draw:text-style-name="P1" draw:layer="layout" draw:type="curve" svg:x1="12.176cm" svg:y1="10.525cm" svg:x2="15.288cm" svg:y2="13.319cm" draw:start-shape="id3" draw:start-glue-point="10" draw:end-shape="id6" draw:end-glue-point="4" svg:d="m12176 10525c2075 0 3112 931 3112 2794" svg:viewBox="0 0 3113 2795">
          <text:p/>
        </draw:connector>
        <draw:frame draw:style-name="gr6" draw:text-style-name="P6" draw:layer="layout" svg:width="3.81cm" svg:height="1.039cm" svg:x="11.16cm" svg:y="11.264cm">
          <draw:text-box>
            <text:p text:style-name="P7"><text:span text:style-name="T1">Interlocking Block = </text:span></text:p>
            <text:p text:style-name="P7"><text:span text:style-name="T1">Occupied</text:span></text:p>
          </draw:text-box>
        </draw:frame>
        <draw:connector draw:style-name="gr3" draw:text-style-name="P1" draw:layer="layout" draw:type="curve" svg:x1="9.763cm" svg:y1="13.954cm" svg:x2="13.7cm" svg:y2="14.78cm" draw:start-shape="id4" draw:start-glue-point="10" draw:end-shape="id6" draw:end-glue-point="6" svg:d="m9763 13954c2952 0 984 826 3937 826" svg:viewBox="0 0 3938 827">
          <text:p/>
        </draw:connector>
        <draw:frame draw:style-name="gr7" draw:text-style-name="P6" draw:layer="layout" svg:width="4.699cm" svg:height="1.039cm" svg:x="10.017cm" svg:y="13.423cm">
          <draw:text-box>
            <text:p text:style-name="P7"><text:span text:style-name="T1">Interlocking Block = Occupied</text:span></text:p>
          </draw:text-box>
        </draw:frame>
        <draw:custom-shape draw:style-name="gr2" draw:text-style-name="P2" xml:id="id5" draw:id="id5" draw:layer="layout" svg:width="3.175cm" svg:height="1.524cm" svg:x="10.652cm" svg:y="17.764cm">
          <text:p text:style-name="P1"><text:span text:style-name="T1">Reset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5.288cm" svg:y1="16.24cm" svg:x2="13.827cm" svg:y2="18.526cm" draw:start-shape="id6" draw:start-glue-point="8" draw:end-shape="id5" draw:end-glue-point="10" svg:d="m15288 16240c0 1524-487 2286-1461 2286" svg:viewBox="0 0 1462 2287">
          <text:p/>
        </draw:connector>
        <draw:frame draw:style-name="gr5" draw:text-style-name="P5" draw:layer="layout" svg:width="5.461cm" svg:height="1.433cm" svg:x="14.97cm" svg:y="17.601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5" draw:layer="layout" svg:width="5.334cm" svg:height="1.039cm" svg:x="10.679cm" svg:y="5.772cm">
          <draw:text-box>
            <text:p text:style-name="P4"><text:span text:style-name="T1">Approach Block = Occupied &amp;&amp; Turnout = Approach Block</text:span></text:p>
          </draw:text-box>
        </draw:frame>
        <draw:frame draw:style-name="gr8" draw:text-style-name="P3" draw:layer="layout" svg:width="19.463cm" svg:height="2.221cm" svg:x="1.127cm" svg:y="20.887cm">
          <draw:text-box>
            <text:p><text:span text:style-name="T2">Notes:</text:span></text:p>
            <text:p><text:span text:style-name="T1">Interlocking block detect should have extra debounce to make sure interlocking = clear is actually real, not just a gap between cars.</text:span></text:p>
            <text:p><text:span text:style-name="T1"/></text:p>
            <text:p><text:span text:style-name="T1">What to do if a train stops with a gap over the interlocking sensor, allowing the machine to clear the interlocking?</text:span></text:p>
          </draw:text-box>
        </draw:frame>
        <draw:connector draw:style-name="gr3" draw:text-style-name="P1" draw:layer="layout" draw:type="curve" svg:x1="9.001cm" svg:y1="4.937cm" svg:x2="9.001cm" svg:y2="7.65cm" draw:start-shape="id1" draw:start-glue-point="6" draw:end-shape="id2" draw:end-glue-point="6" svg:d="m9001 4937c-753 0-753 2713 0 2713" svg:viewBox="0 0 566 2714">
          <text:p/>
        </draw:connector>
        <draw:frame draw:style-name="gr5" draw:text-style-name="P5" draw:layer="layout" svg:width="4.191cm" svg:height="0.725cm" svg:x="4.429cm" svg:y="6.334cm">
          <draw:text-box>
            <text:p text:style-name="P4"><text:span text:style-name="T1">Simulated Train = Start</text:span></text:p>
          </draw:text-box>
        </draw:frame>
        <draw:custom-shape draw:style-name="gr1" draw:text-style-name="P2" xml:id="id7" draw:id="id7" draw:layer="layout" svg:width="3.175cm" svg:height="1.524cm" svg:x="16.621cm" svg:y="11.414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2.176cm" svg:y1="10.525cm" svg:x2="17.086cm" svg:y2="11.637cm" draw:start-shape="id3" draw:start-glue-point="10" draw:end-shape="id7" draw:end-glue-point="5" svg:d="m12176 10525c3274 0 4910 370 4910 1112" svg:viewBox="0 0 4911 1113">
          <text:p/>
        </draw:connector>
        <draw:frame draw:style-name="gr4" draw:text-style-name="P3" draw:layer="layout" svg:width="4.191cm" svg:height="0.645cm" svg:x="13.454cm" svg:y="10.017cm">
          <draw:text-box>
            <text:p><text:span text:style-name="T1">Simulated Train = True</text:span></text:p>
          </draw:text-box>
        </draw:frame>
        <draw:connector draw:style-name="gr3" draw:text-style-name="P1" draw:layer="layout" draw:type="curve" svg:x1="18.209cm" svg:y1="12.938cm" svg:x2="16.875cm" svg:y2="14.78cm" draw:start-shape="id7" draw:start-glue-point="8" draw:end-shape="id6" draw:end-glue-point="10" svg:d="m18209 12938c0 1228-444 1842-1334 1842" svg:viewBox="0 0 1335 1843">
          <text:p/>
        </draw:connector>
        <draw:frame draw:style-name="gr5" draw:text-style-name="P5" draw:layer="layout" svg:width="3.461cm" svg:height="1.039cm" svg:x="17.351cm" svg:y="14.626cm">
          <draw:text-box>
            <text:p text:style-name="P4"><text:span text:style-name="T1">t = simApproachTime</text:span></text:p>
          </draw:text-box>
        </draw:frame>
        <draw:frame draw:style-name="gr9" draw:text-style-name="P8" draw:layer="layout" svg:width="2.593cm" svg:height="0.645cm" svg:x="12.25cm" svg:y="4.615cm">
          <draw:text-box>
            <text:p><text:span text:style-name="T3">STATE_IDLE</text:span></text:p>
          </draw:text-box>
        </draw:frame>
        <draw:frame draw:style-name="gr9" draw:text-style-name="P8" draw:layer="layout" svg:width="3.495cm" svg:height="0.645cm" svg:x="12.25cm" svg:y="7.328cm">
          <draw:text-box>
            <text:p><text:span text:style-name="T3">STATE_REQUEST</text:span></text:p>
          </draw:text-box>
        </draw:frame>
        <draw:frame draw:style-name="gr9" draw:text-style-name="P8" draw:layer="layout" svg:width="3.973cm" svg:height="0.645cm" svg:x="11.595cm" svg:y="9.526cm">
          <draw:text-box>
            <text:p><text:span text:style-name="T3">STATE_CLEARANCE</text:span></text:p>
          </draw:text-box>
        </draw:frame>
        <draw:frame draw:style-name="gr10" draw:text-style-name="P8" draw:layer="layout" svg:width="3.393cm" svg:height="0.645cm" svg:x="8.366cm" svg:y="14.716cm">
          <draw:text-box>
            <text:p><text:span text:style-name="T3">STATE_TIMEOUT</text:span></text:p>
          </draw:text-box>
        </draw:frame>
        <draw:frame draw:style-name="gr10" draw:text-style-name="P8" draw:layer="layout" svg:width="2.898cm" svg:height="0.645cm" svg:x="17.279cm" svg:y="10.779cm">
          <draw:text-box>
            <text:p><text:span text:style-name="T3">STATE_TIMER</text:span></text:p>
          </draw:text-box>
        </draw:frame>
        <draw:frame draw:style-name="gr10" draw:text-style-name="P8" draw:layer="layout" svg:width="3.647cm" svg:height="0.645cm" svg:x="15.605cm" svg:y="16.103cm">
          <draw:text-box>
            <text:p><text:span text:style-name="T3">STATE_OCCUPIED</text:span></text:p>
          </draw:text-box>
        </draw:frame>
        <draw:frame draw:style-name="gr10" draw:text-style-name="P8" draw:layer="layout" svg:width="2.991cm" svg:height="0.645cm" svg:x="12.303cm" svg:y="19.288cm">
          <draw:text-box>
            <text:p><text:span text:style-name="T3">STATE_CLEAR</text:span></text:p>
          </draw:text-box>
        </draw:frame>
        <draw:custom-shape draw:style-name="gr1" draw:text-style-name="P2" xml:id="id8" draw:id="id8" draw:layer="layout" svg:width="3.175cm" svg:height="1.524cm" svg:x="4.556cm" svg:y="18.78cm">
          <text:p text:style-name="P1"><text:span text:style-name="T1">Lockout for</text:span></text:p>
          <text:p text:style-name="P1"><text:span text:style-name="T1">set tim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draw:line-skew="-1.521cm -1.089cm" svg:x1="4.556cm" svg:y1="19.542cm" svg:x2="10.589cm" svg:y2="4.175cm" draw:start-shape="id8" draw:start-glue-point="6" draw:end-shape="id1" draw:end-glue-point="4" svg:d="m4556 19542c-3034 0-2528-8479-262-12917s6295-4835 6295-2450" svg:viewBox="0 0 8154 16814">
          <text:p/>
        </draw:connector>
        <draw:connector draw:style-name="gr3" draw:text-style-name="P1" draw:layer="layout" draw:type="curve" draw:line-skew="-0.483cm" svg:x1="11.117cm" svg:y1="19.065cm" svg:x2="7.266cm" svg:y2="20.081cm" draw:start-shape="id5" draw:start-glue-point="7" draw:end-shape="id8" draw:end-glue-point="9" svg:d="m11117 19065c0 1887-3851 1379-3851 1016" svg:viewBox="0 0 3852 1364">
          <text:p/>
        </draw:connector>
        <draw:frame draw:style-name="gr10" draw:text-style-name="P8" draw:layer="layout" svg:width="3.542cm" svg:height="0.645cm" svg:x="4.81cm" svg:y="18.145cm">
          <draw:text-box>
            <text:p><text:span text:style-name="T3">STATE_LOCK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3-12-30T12:28:39</dc:date>
    <dc:creator>Michael Petersen</dc:creator>
    <meta:editing-duration>PT9H23M6S</meta:editing-duration>
    <meta:editing-cycles>41</meta:editing-cycles>
    <meta:generator>LibreOffice/4.0.2.2$Linux_X86_64 LibreOffice_project/400m0$Build-2</meta:generator>
    <meta:document-statistic meta:object-count="41"/>
  </office:meta>
</office:document-meta>
</file>